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7a2a7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7a2a7"/>
    </style:style>
    <style:style style:name="P3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7a2a7" style:font-size-asian="12pt" style:font-weight-asian="bold"/>
    </style:style>
    <style:style style:name="P4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7a2a7" style:font-size-asian="12pt" style:font-weight-asian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etter-spacing="-0.101cm" fo:font-weight="bold" officeooo:paragraph-rsid="0017a2a7" style:font-size-asian="12pt" style:font-weight-asian="bold"/>
    </style:style>
    <style:style style:name="P6" style:family="paragraph" style:parent-style-name="Standard">
      <style:paragraph-properties fo:margin-top="0.012cm" fo:margin-bottom="0cm" style:contextual-spacing="false"/>
      <style:text-properties fo:font-size="12pt" fo:language="en" fo:country="US" officeooo:paragraph-rsid="0017a2a7" style:font-size-asian="12pt"/>
    </style:style>
    <style:style style:name="P7" style:family="paragraph" style:parent-style-name="Standard">
      <loext:graphic-properties draw:fill="solid" draw:fill-color="#1e1f22"/>
      <style:paragraph-properties fo:margin-top="0.012cm" fo:margin-bottom="0cm" style:contextual-spacing="false" fo:background-color="#1e1f22" fo:padding="0cm" fo:border="none" style:shadow="none"/>
      <style:text-properties fo:font-size="12pt" fo:language="en" fo:country="US" officeooo:paragraph-rsid="0017a2a7" style:font-size-asian="12pt"/>
    </style:style>
    <style:style style:name="P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7a2a7" style:font-size-asian="12pt" style:font-weight-asian="bold" style:font-weight-complex="bold"/>
    </style:style>
    <style:style style:name="P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7a2a7" style:font-size-asian="12pt" style:font-weight-asian="bold" style:font-weight-complex="bold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1da061" officeooo:paragraph-rsid="001da061" style:font-size-asian="12pt" style:font-weight-asian="bold" style:font-weight-complex="bold"/>
    </style:style>
    <style:style style:name="P11" style:family="paragraph" style:parent-style-name="Standard">
      <loext:graphic-properties draw:fill="solid" draw:fill-color="#1e1f22"/>
      <style:paragraph-properties fo:margin-left="0.233cm" fo:margin-right="0cm" fo:text-indent="0cm" style:auto-text-indent="false" fo:background-color="#1e1f22" fo:padding="0cm" fo:border="none" style:shadow="none"/>
      <style:text-properties fo:font-size="12pt" fo:language="en" fo:country="US" fo:font-weight="bold" officeooo:rsid="001da061" officeooo:paragraph-rsid="001da061" style:font-size-asian="12pt" style:font-weight-asian="bold" style:font-weight-complex="bold"/>
    </style:style>
    <style:style style:name="P12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1f2947" officeooo:paragraph-rsid="001f2947" style:font-size-asian="12pt" style:font-weight-asian="bold" style:font-weight-complex="bold"/>
    </style:style>
    <style:style style:name="P13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normal" officeooo:rsid="001f2947" officeooo:paragraph-rsid="001f2947" style:font-size-asian="12pt" style:font-weight-asian="normal" style:font-weight-complex="normal"/>
    </style:style>
    <style:style style:name="P14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normal" officeooo:rsid="001f87b5" officeooo:paragraph-rsid="001f87b5" style:font-size-asian="12pt" style:font-weight-asian="normal" style:font-weight-complex="normal"/>
    </style:style>
    <style:style style:name="P15" style:family="paragraph" style:parent-style-name="Standard">
      <loext:graphic-properties draw:fill="solid" draw:fill-color="#1e1f22"/>
      <style:paragraph-properties fo:margin-left="0.233cm" fo:margin-right="0cm" fo:text-indent="0cm" style:auto-text-indent="false" fo:background-color="#1e1f22" fo:padding="0cm" fo:border="none" style:shadow="none"/>
      <style:text-properties fo:font-size="12pt" fo:language="en" fo:country="US" fo:font-weight="normal" officeooo:rsid="001f87b5" officeooo:paragraph-rsid="001f87b5" style:font-size-asian="12pt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7a2a7"/>
    </style:style>
    <style:style style:name="P17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19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7a2a7"/>
    </style:style>
    <style:style style:name="P20" style:family="paragraph" style:parent-style-name="Standard">
      <style:paragraph-properties fo:margin-left="0.233cm" fo:margin-right="0cm" fo:text-indent="0cm" style:auto-text-indent="false"/>
      <style:text-properties officeooo:paragraph-rsid="0017a2a7"/>
    </style:style>
    <style:style style:name="P2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7a2a7"/>
    </style:style>
    <style:style style:name="P22" style:family="paragraph" style:parent-style-name="Text_20_body">
      <style:paragraph-properties fo:margin-top="0.007cm" fo:margin-bottom="0cm" style:contextual-spacing="false"/>
      <style:text-properties fo:font-size="12pt" officeooo:paragraph-rsid="0017a2a7" style:font-size-asian="12pt"/>
    </style:style>
    <style:style style:name="P23" style:family="paragraph" style:parent-style-name="Text_20_body">
      <style:paragraph-properties fo:margin-top="0.012cm" fo:margin-bottom="0cm" style:contextual-spacing="false"/>
      <style:text-properties fo:font-size="12pt" fo:language="en" fo:country="US" officeooo:rsid="0015a0bb" officeooo:paragraph-rsid="0017a2a7" style:font-size-asian="12pt"/>
    </style:style>
    <style:style style:name="P24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7a2a7" style:font-size-asian="12pt"/>
    </style:style>
    <style:style style:name="P25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7a2a7" style:font-size-asian="5.5pt" style:font-weight-asian="bold"/>
    </style:style>
    <style:style style:name="P26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7a2a7" style:font-size-asian="14.5pt" style:font-weight-asian="bold"/>
    </style:style>
    <style:style style:name="P27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8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7a2a7"/>
    </style:style>
    <style:style style:name="P29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7a2a7"/>
    </style:style>
    <style:style style:name="P30" style:family="paragraph" style:parent-style-name="Text_20_body">
      <style:paragraph-properties fo:margin-left="0.183cm" fo:margin-right="0cm" fo:text-indent="0cm" style:auto-text-indent="false"/>
      <style:text-properties officeooo:paragraph-rsid="0017a2a7"/>
    </style:style>
    <style:style style:name="T1" style:family="text">
      <style:text-properties fo:font-size="12pt" fo:letter-spacing="-0.007cm" fo:font-weight="bold" style:font-size-asian="12pt" style:font-weight-asian="bold"/>
    </style:style>
    <style:style style:name="T2" style:family="text">
      <style:text-properties fo:font-size="12pt" fo:letter-spacing="-0.007cm" fo:font-weight="bold" officeooo:rsid="001742ad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officeooo:rsid="001527d2" style:font-size-asian="12pt" style:font-weight-asian="bold"/>
    </style:style>
    <style:style style:name="T5" style:family="text">
      <style:text-properties fo:font-size="12pt" fo:letter-spacing="-0.009cm" fo:font-weight="bold" style:font-size-asian="12pt" style:font-weight-asian="bold"/>
    </style:style>
    <style:style style:name="T6" style:family="text">
      <style:text-properties fo:font-size="12pt" fo:letter-spacing="-0.009cm" fo:font-weight="bold" officeooo:rsid="0026af28" style:font-size-asian="12pt" style:font-weight-asian="bold"/>
    </style:style>
    <style:style style:name="T7" style:family="text">
      <style:text-properties fo:font-size="12pt" fo:letter-spacing="-0.014cm" fo:font-weight="bold" style:font-size-asian="12pt" style:font-weight-asian="bold"/>
    </style:style>
    <style:style style:name="T8" style:family="text">
      <style:text-properties fo:font-size="12pt" fo:letter-spacing="-0.101cm" fo:font-weight="bold" style:font-size-asian="12pt" style:font-weight-asian="bold"/>
    </style:style>
    <style:style style:name="T9" style:family="text">
      <style:text-properties fo:font-size="12pt" fo:letter-spacing="-0.101cm" fo:font-weight="bold" officeooo:rsid="001527d2" style:font-size-asian="12pt" style:font-weight-asian="bold"/>
    </style:style>
    <style:style style:name="T10" style:family="text">
      <style:text-properties fo:font-size="12pt" fo:font-style="italic" fo:font-weight="bold" style:font-size-asian="12pt" style:font-style-asian="italic" style:font-weight-asian="bold"/>
    </style:style>
    <style:style style:name="T11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12" style:family="text">
      <style:text-properties fo:font-size="12pt" fo:font-style="italic" fo:font-weight="bold" officeooo:rsid="001527d2" style:font-size-asian="12pt" style:font-style-asian="italic" style:font-weight-asian="bold"/>
    </style:style>
    <style:style style:name="T13" style:family="text">
      <style:text-properties fo:font-size="12pt" fo:font-style="italic" fo:font-weight="bold" officeooo:rsid="00182ebe" style:font-size-asian="12pt" style:font-style-asian="italic" style:font-weight-asian="bold"/>
    </style:style>
    <style:style style:name="T14" style:family="text">
      <style:text-properties fo:font-size="12pt" fo:letter-spacing="-0.018cm" fo:font-weight="bold" style:font-size-asian="12pt" style:font-weight-asian="bold"/>
    </style:style>
    <style:style style:name="T15" style:family="text">
      <style:text-properties fo:font-size="12pt" fo:letter-spacing="-0.016cm" fo:font-weight="bold" style:font-size-asian="12pt" style:font-weight-asian="bold"/>
    </style:style>
    <style:style style:name="T16" style:family="text">
      <style:text-properties fo:letter-spacing="-0.019cm"/>
    </style:style>
    <style:style style:name="T17" style:family="text">
      <style:text-properties fo:letter-spacing="-0.018cm"/>
    </style:style>
    <style:style style:name="T18" style:family="text">
      <style:text-properties fo:letter-spacing="-0.014cm"/>
    </style:style>
    <style:style style:name="T19" style:family="text">
      <style:text-properties fo:letter-spacing="-0.016cm"/>
    </style:style>
    <style:style style:name="T20" style:family="text">
      <style:text-properties fo:letter-spacing="-0.004cm"/>
    </style:style>
    <style:style style:name="T21" style:family="text">
      <style:text-properties fo:letter-spacing="-0.004cm" officeooo:rsid="00127310"/>
    </style:style>
    <style:style style:name="T22" style:family="text">
      <style:text-properties fo:letter-spacing="-0.004cm" officeooo:rsid="00182ebe"/>
    </style:style>
    <style:style style:name="T23" style:family="text">
      <style:text-properties fo:letter-spacing="-0.007cm"/>
    </style:style>
    <style:style style:name="T24" style:family="text">
      <style:text-properties officeooo:rsid="00151b53"/>
    </style:style>
    <style:style style:name="T2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2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officeooo:rsid="00127310"/>
    </style:style>
    <style:style style:name="T37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3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Студент<text:span text:style-name="T16"> </text:span>группы<text:span text:style-name="T17"> </text:span>ИС-22<text:span text:style-name="T18"> </text:span>Зоренко<text:span text:style-name="T19"> </text:span>Константин<text:span text:style-name="T16"> </text:span>Сергеевич.</text:p>
      <text:p text:style-name="P22"/>
      <text:h text:style-name="P1" text:outline-level="1">Практическое<text:span text:style-name="T20"> </text:span>занятие<text:span text:style-name="T23"> </text:span>№<text:span text:style-name="T20"> </text:span><text:span text:style-name="T22">11</text:span></text:h>
      <text:p text:style-name="P2"><text:span text:style-name="T3">Тема:</text:span><text:span text:style-name="T5"> </text:span><text:span text:style-name="T6">Составление программ для работы с текстовыми файлами.</text:span></text:p>
      <text:p text:style-name="P3"/>
      <text:p text:style-name="P4"/>
      <text:p text:style-name="P4">Количество часов: <text:span text:style-name="T24">4</text:span>. </text:p>
      <text:p text:style-name="P4"/>
      <text:p text:style-name="P2"><text:span text:style-name="T5">Цели практического занятия: </text:span>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4"/>
      <text:p text:style-name="P16"><text:span text:style-name="T3"><text:s text:c="2"/>Постановка</text:span><text:span text:style-name="T7"> </text:span><text:span text:style-name="T3">задачи:</text:span><text:span text:style-name="T8">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 Исходные данные: Количество элементов: Максимальный элемент: Среднее арифметическое элементов первой трети:</text:span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Студент<text:span text:style-name="T16"> </text:span>группы<text:span text:style-name="T17"> </text:span>ИС-22<text:span text:style-name="T18"> </text:span>Зоренко<text:span text:style-name="T19"> </text:span>Константин<text:span text:style-name="T16"> </text:span>Сергеевич.</text:p>
      <text:p text:style-name="P19"><text:span text:style-name="T10">PZ_</text:span><text:span text:style-name="T11">1</text:span><text:span text:style-name="T13">1</text:span></text:p>
      <text:p text:style-name="P21"><text:soft-page-break/><text:span text:style-name="T37">'''</text:span><text:line-break/><text:span text:style-name="T37"> 1. Средствами языка Python сформировать текстовый файл (.txt), содержащий</text:span><text:line-break/><text:span text:style-name="T37">последовательность из целых положительных и отрицательных чисел. Сформировать</text:span><text:line-break/><text:span text:style-name="T37">новый текстовый файл (.txt) следующего вида, предварительно выполнив требуемую</text:span><text:line-break/><text:span text:style-name="T37">обработку элементов:</text:span><text:line-break/><text:line-break/><text:span text:style-name="T37">Исходные данные:</text:span><text:line-break/><text:span text:style-name="T37">Количество элементов:</text:span><text:line-break/><text:span text:style-name="T37">Максимальный элемент:</text:span><text:line-break/><text:span text:style-name="T37">Среднее арифметическое элементов первой трети:</text:span><text:line-break/><text:span text:style-name="T37">'''</text:span><text:line-break/><text:line-break/><text:span text:style-name="T25">l = [</text:span><text:span text:style-name="T34">'-99 6 12 -36 20 45 100 -15'</text:span><text:span text:style-name="T25">]</text:span><text:line-break/><text:span text:style-name="T25">f3 = </text:span><text:span text:style-name="T32">open</text:span><text:span text:style-name="T25">(</text:span><text:span text:style-name="T34">'data_3.txt'</text:span><text:span text:style-name="T25">, </text:span><text:span text:style-name="T34">'w'</text:span><text:span text:style-name="T25">)</text:span><text:line-break/><text:span text:style-name="T25">f3.writelines(l)</text:span><text:line-break/><text:span text:style-name="T25">f3.close()</text:span><text:line-break/><text:span text:style-name="T38"># Дублируем список в новый файл data_4.txt</text:span><text:line-break/><text:span text:style-name="T25">f4 = </text:span><text:span text:style-name="T32">open</text:span><text:span text:style-name="T25">(</text:span><text:span text:style-name="T34">'data_4.txt'</text:span><text:span text:style-name="T25">, </text:span><text:span text:style-name="T34">'w'</text:span><text:span text:style-name="T25">)</text:span><text:line-break/><text:span text:style-name="T25">f4.write(</text:span><text:span text:style-name="T34">'Исходные данные: '</text:span><text:span text:style-name="T25">)</text:span><text:line-break/><text:span text:style-name="T25">f4.write(</text:span><text:span text:style-name="T34">'</text:span><text:span text:style-name="T28">\n</text:span><text:span text:style-name="T34">'</text:span><text:span text:style-name="T25">)</text:span><text:line-break/><text:span text:style-name="T25">f4.writelines(l)</text:span><text:line-break/><text:span text:style-name="T25">f4.close()</text:span><text:line-break/><text:span text:style-name="T38"># разбиваем строку и ее значения преобразуем в числа</text:span><text:line-break/><text:span text:style-name="T25">f3 = </text:span><text:span text:style-name="T32">open</text:span><text:span text:style-name="T25">(</text:span><text:span text:style-name="T34">'data_3.txt'</text:span><text:span text:style-name="T25">)</text:span><text:line-break/><text:span text:style-name="T25">k = f3.read()</text:span><text:line-break/><text:span text:style-name="T25">k = k.split()</text:span><text:line-break/><text:span text:style-name="T28">for </text:span><text:span text:style-name="T25">i </text:span><text:span text:style-name="T28">in </text:span><text:span text:style-name="T32">range</text:span><text:span text:style-name="T25">(</text:span><text:span text:style-name="T32">len</text:span><text:span text:style-name="T25">(k)):</text:span><text:line-break/><text:span text:style-name="T25"> k[i] = </text:span><text:span text:style-name="T32">int</text:span><text:span text:style-name="T25">(k[i])</text:span><text:line-break/><text:span text:style-name="T25">f3.close()</text:span><text:line-break/><text:line-break/><text:span text:style-name="T38"># Ищем максимальный элемент и количество отрицательных элементов</text:span><text:line-break/><text:span text:style-name="T38"># в файле data_3.txt и записываем в файл data_4.txt</text:span><text:line-break/><text:span text:style-name="T25">f3 = </text:span><text:span text:style-name="T32">open</text:span><text:span text:style-name="T25">(</text:span><text:span text:style-name="T34">'data_3.txt'</text:span><text:span text:style-name="T25">)</text:span><text:line-break/><text:span text:style-name="T25">max, t = </text:span><text:span text:style-name="T30">0</text:span><text:span text:style-name="T25">, </text:span><text:span text:style-name="T30">0</text:span><text:line-break/><text:span text:style-name="T28">for </text:span><text:span text:style-name="T25">i </text:span><text:span text:style-name="T28">in </text:span><text:span text:style-name="T32">range</text:span><text:span text:style-name="T25">(</text:span><text:span text:style-name="T32">len</text:span><text:span text:style-name="T25">(k)):</text:span><text:line-break/><text:span text:style-name="T25"> <text:s text:c="3"/>max = max </text:span><text:span text:style-name="T28">if </text:span><text:span text:style-name="T25">max &gt; k[i] </text:span><text:span text:style-name="T28">else </text:span><text:span text:style-name="T25">k[i]</text:span><text:line-break/><text:span text:style-name="T25"> <text:s text:c="3"/></text:span><text:span text:style-name="T28">if </text:span><text:span text:style-name="T25">k[i] &lt; </text:span><text:span text:style-name="T30">0</text:span><text:span text:style-name="T25">:</text:span><text:line-break/><text:span text:style-name="T25"> <text:s text:c="7"/>t += </text:span><text:span text:style-name="T30">1</text:span><text:line-break/><text:span text:style-name="T25">f4 = </text:span><text:span text:style-name="T32">open</text:span><text:span text:style-name="T25">(</text:span><text:span text:style-name="T34">'data_4.txt'</text:span><text:span text:style-name="T25">, </text:span><text:span text:style-name="T34">'a'</text:span><text:span text:style-name="T25">) </text:span><text:span text:style-name="T38"># открываем файл для дозаписи</text:span><text:line-break/><text:span text:style-name="T25">f4.write(</text:span><text:span text:style-name="T34">'</text:span><text:span text:style-name="T28">\n</text:span><text:span text:style-name="T34">'</text:span><text:span text:style-name="T25">)</text:span><text:line-break/><text:span text:style-name="T25">first_third = </text:span><text:span text:style-name="T32">len</text:span><text:span text:style-name="T25">(k) // </text:span><text:span text:style-name="T30">3</text:span><text:line-break/><text:span text:style-name="T25">avg_first_third = </text:span><text:span text:style-name="T32">sum</text:span><text:span text:style-name="T25">(k[:first_third]) / first_third</text:span><text:line-break/><text:span text:style-name="T32">print</text:span><text:span text:style-name="T25">(</text:span><text:span text:style-name="T34">'Количество элементов: '</text:span><text:span text:style-name="T25">, </text:span><text:span text:style-name="T32">len</text:span><text:span text:style-name="T25">(k),</text:span><text:span text:style-name="T34">'</text:span><text:span text:style-name="T28">\n</text:span><text:span text:style-name="T34">'</text:span><text:span text:style-name="T25">,</text:span><text:span text:style-name="T34">'Максимальный элемент: '</text:span><text:span text:style-name="T25">, max, </text:span><text:span text:style-name="T34">'СРЕДНЕЕ АРИФМЕТИЧЕСКОЕ: '</text:span><text:span text:style-name="T25">, avg_first_third, </text:span><text:span text:style-name="T39">file</text:span><text:span text:style-name="T25">=f4)</text:span><text:line-break/><text:span text:style-name="T25">f4.close()</text:span><text:line-break/><text:line-break/><text:line-break/></text:p>
      <text:p text:style-name="P20"><text:span text:style-name="T3">Протокол</text:span><text:span text:style-name="T14"> </text:span><text:span text:style-name="T3">работы</text:span><text:span text:style-name="T15"> </text:span><text:span text:style-name="T3">программы:</text:span></text:p>
      <text:p text:style-name="P7"><text:span text:style-name="T25">Исходные данные: </text:span><text:line-break/><text:span text:style-name="T25">-99 6 12 -36 20 45 100 -15</text:span><text:line-break/><text:span text:style-name="T25">Количество элементов: <text:s/>8 </text:span><text:line-break/><text:span text:style-name="T25"> Максимальный элемент: <text:s/>100 <text:s/>СРЕДНЕЕ АРИФМЕТИЧЕСКОЕ: <text:s/>-46.5</text:span></text:p>
      <text:p text:style-name="P6"><text:soft-page-break/></text:p>
      <text:p text:style-name="P9"/>
      <text:p text:style-name="P10">PZ_11.2</text:p>
      <text:p text:style-name="P11"><text:span text:style-name="T38"># Открываем файл и выводим его содержимое на экран</text:span><text:line-break/><text:span text:style-name="T28">with </text:span><text:span text:style-name="T32">open</text:span><text:span text:style-name="T25">(</text:span><text:span text:style-name="T34">'text18-12.txt'</text:span><text:span text:style-name="T25">, </text:span><text:span text:style-name="T34">'r'</text:span><text:span text:style-name="T25">, </text:span><text:span text:style-name="T39">encoding</text:span><text:span text:style-name="T25">=</text:span><text:span text:style-name="T34">'utf-8'</text:span><text:span text:style-name="T25">) </text:span><text:span text:style-name="T28">as </text:span><text:span text:style-name="T25">file:</text:span><text:line-break/><text:span text:style-name="T25"> <text:s text:c="3"/>content = file.read()</text:span><text:line-break/><text:span text:style-name="T25"> <text:s text:c="3"/></text:span><text:span text:style-name="T32">print</text:span><text:span text:style-name="T25">(content)</text:span><text:line-break/><text:line-break/><text:span text:style-name="T38"># пробелы</text:span><text:line-break/><text:span text:style-name="T25">space_count = content.count(</text:span><text:span text:style-name="T34">' '</text:span><text:span text:style-name="T25">)</text:span><text:line-break/><text:line-break/><text:line-break/><text:span text:style-name="T28">with </text:span><text:span text:style-name="T32">open</text:span><text:span text:style-name="T25">(</text:span><text:span text:style-name="T34">'poem_text.txt'</text:span><text:span text:style-name="T25">, </text:span><text:span text:style-name="T34">'w'</text:span><text:span text:style-name="T25">, </text:span><text:span text:style-name="T39">encoding</text:span><text:span text:style-name="T25">=</text:span><text:span text:style-name="T34">'utf-8'</text:span><text:span text:style-name="T25">) </text:span><text:span text:style-name="T28">as </text:span><text:span text:style-name="T25">new_file:</text:span><text:line-break/><text:span text:style-name="T25"> <text:s text:c="3"/>lines = content.split(</text:span><text:span text:style-name="T34">'</text:span><text:span text:style-name="T28">\n</text:span><text:span text:style-name="T34">'</text:span><text:span text:style-name="T25">)</text:span><text:line-break/><text:span text:style-name="T25"> <text:s text:c="3"/></text:span><text:span text:style-name="T28">for </text:span><text:span text:style-name="T25">line </text:span><text:span text:style-name="T28">in </text:span><text:span text:style-name="T25">lines:</text:span><text:line-break/><text:span text:style-name="T25"> <text:s text:c="7"/>new_file.write(line + </text:span><text:span text:style-name="T34">'</text:span><text:span text:style-name="T28">\n</text:span><text:span text:style-name="T34">' </text:span><text:span text:style-name="T25">+ </text:span><text:span text:style-name="T34">'*'</text:span><text:span text:style-name="T25">*</text:span><text:span text:style-name="T32">len</text:span><text:span text:style-name="T25">(line) + </text:span><text:span text:style-name="T34">'</text:span><text:span text:style-name="T28">\n</text:span><text:span text:style-name="T34">'</text:span><text:span text:style-name="T25">)</text:span><text:line-break/><text:line-break/><text:span text:style-name="T38"># Выводим количество пробельных символов</text:span><text:line-break/><text:span text:style-name="T32">print</text:span><text:span text:style-name="T25">(</text:span><text:span text:style-name="T34">f'Количество пробельных символов: </text:span><text:span text:style-name="T28">{</text:span><text:span text:style-name="T25">space_count</text:span><text:span text:style-name="T28">}</text:span><text:span text:style-name="T34">'</text:span><text:span text:style-name="T25">)</text:span></text:p>
      <text:p text:style-name="P12">Протокол работы программы:</text:p>
      <text:p text:style-name="P13">Что значит русский бой удалый,</text:p>
      <text:p text:style-name="P13">Наш рукопашный бой!..</text:p>
      <text:p text:style-name="P13">Земля тряслась — как наши груди,</text:p>
      <text:p text:style-name="P13">Смешались в кучу кони, люди,</text:p>
      <text:p text:style-name="P13">И залпы тысячи орудий</text:p>
      <text:p text:style-name="P13">Слились в протяжный вой…</text:p>
      <text:p text:style-name="P13">Количество пробельных символов: 26</text:p>
      <text:p text:style-name="P13"/>
      <text:p text:style-name="P13">Process finished with exit code 0</text:p>
      <text:p text:style-name="P13"/>
      <text:p text:style-name="P14">File: poem_text →</text:p>
      <text:p text:style-name="P15"><text:span text:style-name="T27">Изведал враг в тот день немало,</text:span><text:line-break/><text:span text:style-name="T27">*******************************</text:span><text:line-break/><text:span text:style-name="T27">Что значит русский бой удалый,</text:span><text:line-break/><text:span text:style-name="T27">******************************</text:span><text:line-break/><text:span text:style-name="T27">Наш рукопашный бой!..</text:span><text:line-break/><text:span text:style-name="T27">*********************</text:span><text:line-break/><text:span text:style-name="T27">Земля тряслась — как наши груди,</text:span><text:line-break/><text:span text:style-name="T27">********************************</text:span><text:line-break/><text:span text:style-name="T27">Смешались в кучу кони, люди,</text:span><text:line-break/><text:span text:style-name="T27">****************************</text:span><text:line-break/><text:span text:style-name="T27">И залпы тысячи орудий</text:span><text:line-break/><text:span text:style-name="T27">*********************</text:span><text:line-break/><text:span text:style-name="T27">Слились в протяжный вой…</text:span><text:line-break/><text:span text:style-name="T27">************************</text:span><text:line-break/></text:p>
      <text:p text:style-name="P14"/>
      <text:p text:style-name="P8">ВЫВОД:</text:p>
      <text:p text:style-name="P20"><text:span text:style-name="T2">З</text:span><text:span text:style-name="T1">акрепи</text:span><text:span text:style-name="T2">л</text:span><text:span text:style-name="T1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1T11:03:19.432423803</dc:date>
    <meta:editing-cycles>10</meta:editing-cycles>
    <meta:editing-duration>PT24M13S</meta:editing-duration>
    <meta:document-statistic meta:table-count="0" meta:image-count="0" meta:object-count="0" meta:page-count="3" meta:paragraph-count="26" meta:word-count="450" meta:character-count="3606" meta:non-whitespace-character-count="3117"/>
    <meta:user-defined meta:name="Поле 1"/>
    <meta:user-defined meta:name="Поле 2"/>
    <meta:user-defined meta:name="Поле 3"/>
    <meta:user-defined meta:name="Поле 4"/>
  </office:meta>
</office:document-meta>
</file>